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0.743cm"/>
    </style:style>
    <style:style style:name="co2" style:family="table-column">
      <style:table-column-properties fo:break-before="auto" style:column-width="22.856cm"/>
    </style:style>
    <style:style style:name="co3" style:family="table-column">
      <style:table-column-properties fo:break-before="auto" style:column-width="4.46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99pt solid #b84700" fo:background-color="#355e00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none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" style:family="table-cell" style:parent-style-name="Default" style:data-style-name="N100">
      <style:table-cell-properties fo:background-color="#94bd5e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3" style:family="table-cell" style:parent-style-name="Default" style:data-style-name="N0">
      <style:table-cell-properties fo:background-color="#94bd5e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4" style:family="table-cell" style:parent-style-name="Default" style:data-style-name="N100">
      <style:table-cell-properties fo:background-color="#355e00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5" style:family="table-cell" style:parent-style-name="Default" style:data-style-name="N100">
      <style:table-cell-properties fo:border-bottom="0.99pt solid #b84700" fo:background-color="#355e00" style:diagonal-bl-tr="none" style:diagonal-tl-br="none" style:text-align-source="value-type" style:repeat-content="false" fo:wrap-option="no-wrap" fo:border-left="0.99pt solid #b84700" fo:padding="0.035cm" fo:border-right="none" style:rotation-angle="0" style:rotation-align="none" fo:border-top="none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" style:family="table-cell" style:parent-style-name="Default" style:data-style-name="N0">
      <style:table-cell-properties fo:background-color="#5c8526" style:diagonal-bl-tr="none" style:diagonal-tl-br="none" style:text-align-source="fix" style:repeat-content="false" fo:wrap-option="no-wrap" fo:border="0.06pt solid #000000" fo:padding="0.035cm" style:rotation-angle="0" style:rotation-align="none" style:vertical-align="automatic"/>
      <style:paragraph-properties fo:text-align="center" fo:margin-left="0cm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6"/>
        <table:table-row table:style-name="ro1">
          <table:table-cell table:style-name="ce1"/>
          <table:table-cell table:style-name="ce1" office:value-type="string" calcext:value-type="string">
            <text:p>REGLES DU JEU</text:p>
          </table:table-cell>
          <table:table-cell table:style-name="ce5" office:value-type="string" calcext:value-type="string">
            <text:p>IMPLEMENT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 premier joueur est tiré au sort puis les joeurs jouent à tour de rôl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s soldats peuvent se déplacer horizontalement et verticalement d'une seule intersection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s soldats ne peuvent aller sur l'intersection central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s soldats peuvent capturer un soldat adverse en sautant par dessus si la case suivante est libr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n soldat peut capturer plusieurs soldats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 capture est obligatoire et c'est la plus longue qui doit être effectuée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es chefs ne peuvent se déplacer que le long du parcours bleu et d'une intersection par tour à la condition que l'intersection soit libr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es chefs ne peuvent ni capturer de soldats ni être capturé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e premier qui arrive à amener son chef sur la case centrale remporte la parti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table:style-name="ce4" office:value-type="string" calcext:value-type="string">
            <text:p>AUTRES SPECIFICATIONS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e programme doit permettre de jouer à deux joueurs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 programme doit permettre de jouer contre l'ordinateur (algorithme de type mini/max)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'interface devra être intuitiv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'interface devra permettre de sauvegarder la partie pour la reprendre ultérieurement.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omposition du jeu : plateau de 9 * 9 intersections ( 8 * 8 cases), 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omposition du jeu : 34 soldats ( 17 de chaque couleur)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omposition du jeu : 2 pions chefs ( 1 de chaque couleur)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style-name="Default" table:number-columns-repeated="3"/>
        </table:table-row>
        <table:table-row table:style-name="ro2">
          <table:table-cell table:style-name="Default"/>
          <table:table-cell table:style-name="Default" office:value-type="string" calcext:value-type="string">
            <text:p>choix d'ajouter la règle 3bis suivante, non précisée dans le cahier des charges. Elle complète la règle 3 ci-dessus</text:p>
          </table:table-cell>
          <table:table-cell table:style-name="Default"/>
        </table:table-row>
        <table:table-row table:style-name="ro2">
          <table:table-cell table:style-name="Default"/>
          <table:table-cell table:style-name="Default" office:value-type="string" calcext:value-type="string">
            <text:p>Un soldat peut « traverser » la case centrale, case (4,4), <text:s/>pour prendre plusieurs pions 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3">00/00/0000</text:date>, <text:time style:data-style-name="N2" text:time-value="11:09:31.5715976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sky </meta:initial-creator>
    <meta:creation-date>2015-12-21T19:06:55.157542622</meta:creation-date>
    <dc:date>2016-01-03T11:13:52.278338405</dc:date>
    <dc:creator>risky </dc:creator>
    <meta:editing-duration>PT17M31S</meta:editing-duration>
    <meta:editing-cycles>10</meta:editing-cycles>
    <meta:generator>LibreOffice/4.3.7.2$Linux_X86_64 LibreOffice_project/430$Build-2</meta:generator>
    <meta:document-statistic meta:table-count="1" meta:cell-count="48" meta:object-count="0"/>
  </office:meta>
</office:document-meta>
</file>